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2250" officeooo:paragraph-rsid="00132250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32250" officeooo:paragraph-rsid="00132250" style:font-weight-asian="bold" style:font-weight-complex="bold"/>
    </style:style>
    <style:style style:name="P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Mono" fo:font-size="10pt" officeooo:rsid="00162822" officeooo:paragraph-rsid="00162822" style:font-size-asian="10pt" style:font-size-complex="10pt"/>
    </style:style>
    <style:style style:name="P4" style:family="paragraph" style:parent-style-name="Standard">
      <style:paragraph-properties fo:margin-left="7.504cm" fo:margin-right="0cm" fo:text-align="end" style:justify-single-word="false" fo:text-indent="0cm" style:auto-text-indent="false"/>
      <style:text-properties officeooo:rsid="00132250" officeooo:paragraph-rsid="00132250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2250" officeooo:paragraph-rsid="00132250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2250" officeooo:paragraph-rsid="00148bf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32250" officeooo:paragraph-rsid="00162822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weight="bold" officeooo:rsid="00132250" officeooo:paragraph-rsid="00132250" style:font-weight-asian="bold" style:font-weight-complex="bold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32250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48bfe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62822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10pt" officeooo:rsid="00132250" officeooo:paragraph-rsid="00132250" style:font-size-asian="10pt" style:font-size-complex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Mono" fo:font-size="10pt" officeooo:rsid="00132250" officeooo:paragraph-rsid="00148bfe" style:font-size-asian="10pt" style:font-size-complex="10pt"/>
    </style:style>
    <style:style style:name="T1" style:family="text">
      <style:text-properties officeooo:rsid="00132250"/>
    </style:style>
    <style:style style:name="T2" style:family="text">
      <style:text-properties officeooo:rsid="00148bfe"/>
    </style:style>
    <style:style style:name="T3" style:family="text">
      <style:text-properties fo:font-weight="bold" officeooo:rsid="00148bfe" style:font-weight-asian="bold" style:font-weight-complex="bold"/>
    </style:style>
    <style:style style:name="T4" style:family="text">
      <style:text-properties fo:font-weight="bold" officeooo:rsid="00132250" style:font-weight-asian="bold" style:font-weight-complex="bold"/>
    </style:style>
    <style:style style:name="T5" style:family="text">
      <style:text-properties officeooo:rsid="00162822"/>
    </style:style>
    <style:style style:name="T6" style:family="text">
      <style:text-properties officeooo:rsid="0017b5b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ÓRIO</text:p>
      <text:p text:style-name="P1"/>
      <text:p text:style-name="P4">sobre tentativas de geração automática de vídeo em programa usando linguagem C e biblioteca Opengl</text:p>
      <text:p text:style-name="P4"/>
      <text:p text:style-name="P5"/>
      <text:p text:style-name="P8">Tentativa usando pacote GL2PS</text:p>
      <text:p text:style-name="P5"/>
      <text:p text:style-name="P5"><text:tab/>O pacote “gl2ps” permite gerar imagens em formato EPS. Se imagens forem geradas periodicamente, a sequência poderia ser transformada num vídeo com outro programa posteriormente.</text:p>
      <text:p text:style-name="P5"/>
      <text:p text:style-name="P5"><text:tab/>O código utilizado foi, inicialmente, este:</text:p>
      <text:p text:style-name="P5"/>
      <text:p text:style-name="P12"><text:tab/>FILE *fp;</text:p>
      <text:p text:style-name="P12"><text:tab/>int state = GL2PS_OVERFLOW, buffsize = 0;</text:p>
      <text:p text:style-name="P12"><text:tab/>char snapshot_file_name_stem[20] = "snapshot_";</text:p>
      <text:p text:style-name="P12"><text:tab/>char snapshot_file_name[50];</text:p>
      <text:p text:style-name="P5"/>
      <text:p text:style-name="P9"><text:span text:style-name="T1"><text:tab/>Dentro do laço que gera as imagens em sequência, o código a seguir foi inserido: </text:span></text:p>
      <text:p text:style-name="P5"/>
      <text:p text:style-name="P12"><text:tab/><text:tab/>if(stepCounter%100==0)</text:p>
      <text:p text:style-name="P12"><text:tab/><text:tab/>{</text:p>
      <text:p text:style-name="P12"><text:tab/><text:tab/><text:tab/>strcpy(snapshot_file_name, snapshot_file_name_stem);</text:p>
      <text:p text:style-name="P12"><text:tab/><text:tab/><text:tab/>strncat(snapshot_file_name, __TIME__, 10);</text:p>
      <text:p text:style-name="P12"><text:tab/><text:tab/><text:tab/>strncat(snapshot_file_name, ".eps", 4);</text:p>
      <text:p text:style-name="P12"><text:tab/><text:tab/><text:tab/>fp = fopen(snapshot_file_name, "wb");</text:p>
      <text:p text:style-name="P12"><text:tab/><text:tab/><text:tab/>printf("Gerando figura... ");</text:p>
      <text:p text:style-name="P12"><text:tab/><text:tab/><text:tab/>buffsize += 15*1024*1024;</text:p>
      <text:p text:style-name="P12"><text:tab/><text:tab/><text:tab/>gl2psBeginPage("test", "gl2psTestSimple",</text:p>
      <text:p text:style-name="P12"><text:tab/><text:tab/><text:tab/><text:tab/><text:tab/>NULL, GL2PS_EPS, GL2PS_SIMPLE_SORT,</text:p>
      <text:p text:style-name="P12"><text:tab/><text:tab/><text:tab/><text:tab/><text:tab/>GL2PS_DRAW_BACKGROUND | GL2PS_USE_CURRENT_VIEWPORT,</text:p>
      <text:p text:style-name="P12"><text:tab/><text:tab/><text:tab/><text:tab/><text:tab/>GL_RGBA, 0, NULL, 0, 0, 0, buffsize, fp, snapshot_file_name);</text:p>
      <text:p text:style-name="P12"><text:tab/><text:tab/>}</text:p>
      <text:p text:style-name="P12"/>
      <text:p text:style-name="P5"><text:tab/>E, ao final do laço (antes de seu fechamento), foi incluído o seguinte:</text:p>
      <text:p text:style-name="P5"/>
      <text:p text:style-name="P12"><text:tab/><text:tab/>if(stepCounter%100==0)</text:p>
      <text:p text:style-name="P12"><text:tab/><text:tab/>{<text:tab/><text:tab/> </text:p>
      <text:p text:style-name="P12"><text:tab/><text:tab/><text:tab/>gl2psEndPage();</text:p>
      <text:p text:style-name="P12"><text:tab/><text:tab/><text:tab/>fclose(fp);</text:p>
      <text:p text:style-name="P12"><text:tab/><text:tab/>}</text:p>
      <text:p text:style-name="P5"/>
      <text:p text:style-name="P5"/>
      <text:p text:style-name="P5"><text:tab/><text:span text:style-name="T3">Resultado:</text:span><text:span text:style-name="T2"> atualmente, as imagens não estão sendo geradas de forma correta. No entanto, o código inserido na função “keyboard” para que a tecla “s” imprima a imagem, está funcionando (veja o código a seguir).</text:span></text:p>
      <text:p text:style-name="P5"/>
      <text:p text:style-name="P12">static void keyboard(unsigned char key, int x, int y)</text:p>
      <text:p text:style-name="P12">{</text:p>
      <text:p text:style-name="P12"><text:tab/>FILE *fp;</text:p>
      <text:p text:style-name="P12"><text:tab/>int state = GL2PS_OVERFLOW, buffsize = 0;</text:p>
      <text:p text:style-name="P12"><text:tab/>char filename[50] = "file_eps_";</text:p>
      <text:p text:style-name="P12"><text:tab/>strncat(filename, __TIME__, 10);</text:p>
      <text:p text:style-name="P12"><text:tab/>strncat(filename, ".eps", 4);</text:p>
      <text:p text:style-name="P12"/>
      <text:p text:style-name="P12"><text:soft-page-break/><text:tab/>(void) x;</text:p>
      <text:p text:style-name="P12"><text:tab/>(void) y; /* not used */</text:p>
      <text:p text:style-name="P12"/>
      <text:p text:style-name="P12"><text:tab/>switch (key)</text:p>
      <text:p text:style-name="P12"><text:tab/>{</text:p>
      <text:p text:style-name="P12"><text:tab/>case 'q':</text:p>
      <text:p text:style-name="P12"><text:tab/><text:tab/>exit(0);</text:p>
      <text:p text:style-name="P12"><text:tab/><text:tab/>break;</text:p>
      <text:p text:style-name="P12"><text:tab/>case 's':</text:p>
      <text:p text:style-name="P12"><text:tab/><text:tab/>fp = fopen(filename, "wb");</text:p>
      <text:p text:style-name="P12"><text:tab/><text:tab/>printf("Gerando figura... ");</text:p>
      <text:p text:style-name="P12"><text:tab/><text:tab/>while (state == GL2PS_OVERFLOW)</text:p>
      <text:p text:style-name="P12"><text:tab/><text:tab/>{</text:p>
      <text:p text:style-name="P12"><text:tab/><text:tab/><text:tab/>buffsize += 32*1024*1024;</text:p>
      <text:p text:style-name="P12"><text:tab/><text:tab/><text:tab/>gl2psBeginPage("test", "gl2psTestSimple",</text:p>
      <text:p text:style-name="P12"><text:tab/><text:tab/><text:tab/><text:tab/><text:tab/>NULL, GL2PS_EPS, GL2PS_SIMPLE_SORT,</text:p>
      <text:p text:style-name="P12"><text:tab/><text:tab/><text:tab/><text:tab/><text:tab/>GL2PS_DRAW_BACKGROUND | GL2PS_USE_CURRENT_VIEWPORT,</text:p>
      <text:p text:style-name="P12"><text:tab/><text:tab/><text:tab/><text:tab/><text:tab/>GL_RGBA, 0, NULL, 0, 0, 0, buffsize, fp, filename);</text:p>
      <text:p text:style-name="P12"><text:tab/><text:tab/><text:tab/>display();</text:p>
      <text:p text:style-name="P12"><text:tab/><text:tab/><text:tab/>state = gl2psEndPage();</text:p>
      <text:p text:style-name="P12"><text:tab/><text:tab/>}</text:p>
      <text:p text:style-name="P12"><text:tab/><text:tab/>fclose(fp);</text:p>
      <text:p text:style-name="P12"><text:tab/><text:tab/>printf("Pronto!\n");</text:p>
      <text:p text:style-name="P12"><text:tab/><text:tab/>break;</text:p>
      <text:p text:style-name="P12"><text:tab/>}</text:p>
      <text:p text:style-name="P12">}</text:p>
      <text:p text:style-name="P5"/>
      <text:p text:style-name="P6"><text:span text:style-name="T3"><text:tab/>Possível solução:</text:span><text:span text:style-name="T2"> talvez o problema seja somente o tamanho do buffer, que é maior nos comandos da função Keyboard.</text:span></text:p>
      <text:p text:style-name="P5"/>
      <text:p text:style-name="P5"/>
      <text:p text:style-name="P9"><text:span text:style-name="T4">Tentativa usando pacote </text:span><text:span text:style-name="T3">FFMPEG</text:span></text:p>
      <text:p text:style-name="P5"/>
      <text:p text:style-name="P9"><text:span text:style-name="T1"><text:tab/>O </text:span><text:span text:style-name="T5">programa FFMPEG</text:span><text:span text:style-name="T1"> p</text:span><text:span text:style-name="T5">ode ser usado para gerar vídeos</text:span><text:span text:style-name="T1">. </text:span><text:span text:style-name="T5">Instruções de uso em C com OpenGl são dadas nas páginas a seguir:</text:span></text:p>
      <text:p text:style-name="P9"/>
      <text:p text:style-name="P9"><text:a xlink:type="simple" xlink:href="https://computergraphics.stackexchange.com/questions/5606/opengl-animation-turn-into-mp4-movie" text:style-name="Internet_20_link" text:visited-style-name="Visited_20_Internet_20_Link">https://computergraphics.stackexchange.com/questions/5606/opengl-animation-turn-into-mp4-mov</text:a><text:a xlink:type="simple" xlink:href="https://computergraphics.stackexchange.com/questions/5606/opengl-animation-turn-into-mp4-movie" text:style-name="Internet_20_link" text:visited-style-name="Visited_20_Internet_20_Link"><text:span text:style-name="T5">ie</text:span></text:a></text:p>
      <text:p text:style-name="P9"><text:a xlink:type="simple" xlink:href="http://blog.mmacklin.com/2013/06/11/real-time-video-capture-with-ffmpeg/" text:style-name="Internet_20_link" text:visited-style-name="Visited_20_Internet_20_Link">http://blog.mmacklin.com/2013/06/11/real-time-video-capture-with-ffmpeg/</text:a></text:p>
      <text:p text:style-name="P5"/>
      <text:p text:style-name="P5"><text:tab/>O código utilizado foi, inicialmente, este:</text:p>
      <text:p text:style-name="P5"/>
      <text:p text:style-name="P12"><text:tab/>/* Initializing ffmpeg to generate a movie: */</text:p>
      <text:p text:style-name="P12"><text:tab/>/* (https://computergraphics.stackexchange.com/questions/5606/opengl-animation-turn-into-mp4-movie) */</text:p>
      <text:p text:style-name="P12"/>
      <text:p text:style-name="P12"><text:tab/>/* start ffmpeg telling it to expect raw rgba 720p-60hz frames */</text:p>
      <text:p text:style-name="P12"><text:tab/>/* -i - tells it to read frames from stdin */</text:p>
      <text:p text:style-name="P12"><text:tab/>const char* cmd = "ffmpeg -r 60 -f rawvideo -pix_fmt rgba -s 1000x1000 -i - "</text:p>
      <text:p text:style-name="P12"><text:s text:c="18"/>"-threads 0 -preset fast -y -pix_fmt yuv420p -crf 21 -vf vflip output.mp4";</text:p>
      <text:p text:style-name="P12"/>
      <text:p text:style-name="P12"><text:tab/>/* open pipe to ffmpeg's stdin in binary write mode */</text:p>
      <text:p text:style-name="P12"><text:tab/>FILE* ffmpeg = popen(cmd, "w");</text:p>
      <text:p text:style-name="P12"/>
      <text:p text:style-name="P12"><text:tab/>int height, width; /* screen dimensions */</text:p>
      <text:p text:style-name="P12"><text:tab/>int buffer;</text:p>
      <text:p text:style-name="P12"><text:soft-page-break/></text:p>
      <text:p text:style-name="P12"><text:tab/>height = GLUT_SCREEN_HEIGHT;</text:p>
      <text:p text:style-name="P12"><text:tab/>width = GLUT_SCREEN_WIDTH;</text:p>
      <text:p text:style-name="P12"/>
      <text:p text:style-name="P12"><text:tab/>buffer = width*height;</text:p>
      <text:p text:style-name="P12"><text:tab/></text:p>
      <text:p text:style-name="P12"><text:tab/>printf("\n width, height, buffer: %d %d %d ", width, height, buffer);</text:p>
      <text:p text:style-name="P5"/>
      <text:p text:style-name="P5"/>
      <text:p text:style-name="P7"><text:tab/>Dentro do laço que gera as imagens em sequência, o código a seguir foi inserido:</text:p>
      <text:p text:style-name="P5"/>
      <text:p text:style-name="P12"><text:tab/><text:tab/>/* Generating new frame for movie: */</text:p>
      <text:p text:style-name="P12"/>
      <text:p text:style-name="P12"><text:tab/><text:tab/>if(stepCounter%100==0)</text:p>
      <text:p text:style-name="P12"><text:tab/><text:tab/>{</text:p>
      <text:p text:style-name="P12"><text:tab/><text:tab/><text:tab/>glutSwapBuffers();</text:p>
      <text:p text:style-name="P12"><text:tab/><text:tab/><text:tab/>glReadPixels(0, 0, width, height, GL_RGBA, GL_UNSIGNED_BYTE, buffer);</text:p>
      <text:p text:style-name="P12"><text:tab/><text:tab/><text:tab/>fwrite(buffer, sizeof(int)*width*height, 1, ffmpeg);</text:p>
      <text:p text:style-name="P12"><text:tab/><text:tab/>}</text:p>
      <text:p text:style-name="P5"/>
      <text:p text:style-name="P11"><text:span text:style-name="T1"><text:tab/>E, ao final do laço (</text:span><text:span text:style-name="T5">após</text:span><text:span text:style-name="T1"> seu fechamento), foi incluído o seguinte:</text:span></text:p>
      <text:p text:style-name="P6"/>
      <text:p text:style-name="P13"><text:tab/>pclose(ffmpeg);</text:p>
      <text:p text:style-name="P6"/>
      <text:p text:style-name="P11"><text:span text:style-name="T1"><text:tab/></text:span><text:span text:style-name="T3">Resultado:</text:span><text:span text:style-name="T2"> </text:span><text:span text:style-name="T5">o vídeo gerado não é reproduzível.</text:span></text:p>
      <text:p text:style-name="P6"/>
      <text:p text:style-name="P11"><text:span text:style-name="T3"><text:tab/>Possível solução:</text:span><text:span text:style-name="T2"> talvez </text:span><text:span text:style-name="T5">seja necessário rever as opções utilizadas no comando “ffmpeg”. Ou talvez os comandos devam ser colocados </text:span><text:span text:style-name="T6">em outra função, como a “main” ou a “reshape”. A referência utilizada não explica esses pontos, por isso os comandos foram colocados na função “init”, que tem os comandos que geram de fato as imagens 3D.</text:span></text:p>
      <text:p text:style-name="P6"/>
      <text:p text:style-name="P6"/>
      <text:p text:style-name="P10"><text:span text:style-name="T4">Tentativa usando pacote </text:span><text:span text:style-name="T3">SimpleScreenRecorder</text:span></text:p>
      <text:p text:style-name="P6"/>
      <text:p text:style-name="P6"><text:tab/><text:span text:style-name="T2">Trata-se de um programa que grava uma parte da tela. Foi instalado </text:span><text:span text:style-name="T5">usando</text:span></text:p>
      <text:p text:style-name="P6"/>
      <text:p text:style-name="P3">sudo apt install simplescreenrecorder</text:p>
      <text:p text:style-name="P6"/>
      <text:p text:style-name="P11"><text:span text:style-name="T3"><text:tab/>Resultado:</text:span><text:span text:style-name="T2"> </text:span><text:span text:style-name="T5">funcionou.</text:span>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0:58:09.740986131</meta:creation-date>
    <meta:generator>LibreOffice/6.4.7.2$Linux_X86_64 LibreOffice_project/40$Build-2</meta:generator>
    <dc:date>2022-10-20T11:26:56.366928733</dc:date>
    <meta:editing-duration>PT7M4S</meta:editing-duration>
    <meta:editing-cycles>2</meta:editing-cycles>
    <meta:document-statistic meta:table-count="0" meta:image-count="0" meta:object-count="0" meta:page-count="3" meta:paragraph-count="99" meta:word-count="554" meta:character-count="4230" meta:non-whitespace-character-count="3588"/>
  </office:meta>
</office:document-meta>
</file>